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smaa</text:p>
          </table:table-cell>
          <table:table-cell office:value-type="float" office:value="11765">
            <text:p>11765</text:p>
          </table:table-cell>
        </table:table-row>
        <table:table-row table:style-name="ro1">
          <table:table-cell office:value-type="string">
            <text:p>Maroussia</text:p>
          </table:table-cell>
          <table:table-cell office:value-type="float" office:value="11774">
            <text:p>11774</text:p>
          </table:table-cell>
        </table:table-row>
        <table:table-row table:style-name="ro1">
          <table:table-cell office:value-type="string">
            <text:p>Juliette</text:p>
          </table:table-cell>
          <table:table-cell office:value-type="float" office:value="11783">
            <text:p>11783</text:p>
          </table:table-cell>
        </table:table-row>
        <table:table-row table:style-name="ro1">
          <table:table-cell office:value-type="string">
            <text:p>Axelle</text:p>
          </table:table-cell>
          <table:table-cell/>
        </table:table-row>
        <table:table-row table:style-name="ro1">
          <table:table-cell office:value-type="string">
            <text:p>Eva</text:p>
          </table:table-cell>
          <table:table-cell office:value-type="float" office:value="11775">
            <text:p>11775</text:p>
          </table:table-cell>
        </table:table-row>
        <table:table-row table:style-name="ro1">
          <table:table-cell office:value-type="string">
            <text:p>Agathe V</text:p>
          </table:table-cell>
          <table:table-cell/>
        </table:table-row>
        <table:table-row table:style-name="ro1">
          <table:table-cell office:value-type="string">
            <text:p>Omar</text:p>
          </table:table-cell>
          <table:table-cell office:value-type="float" office:value="11784">
            <text:p>11784</text:p>
          </table:table-cell>
        </table:table-row>
        <table:table-row table:style-name="ro1">
          <table:table-cell office:value-type="string">
            <text:p>Margaux P</text:p>
          </table:table-cell>
          <table:table-cell office:value-type="float" office:value="11769">
            <text:p>11769</text:p>
          </table:table-cell>
        </table:table-row>
        <table:table-row table:style-name="ro1">
          <table:table-cell office:value-type="string">
            <text:p>Thomas</text:p>
          </table:table-cell>
          <table:table-cell office:value-type="float" office:value="11771">
            <text:p>11771</text:p>
          </table:table-cell>
        </table:table-row>
        <table:table-row table:style-name="ro1">
          <table:table-cell office:value-type="string">
            <text:p>Noé</text:p>
          </table:table-cell>
          <table:table-cell office:value-type="float" office:value="11773">
            <text:p>11773</text:p>
          </table:table-cell>
        </table:table-row>
        <table:table-row table:style-name="ro1">
          <table:table-cell office:value-type="string">
            <text:p>Philémon</text:p>
          </table:table-cell>
          <table:table-cell/>
        </table:table-row>
        <table:table-row table:style-name="ro1">
          <table:table-cell office:value-type="string">
            <text:p>Margaux L</text:p>
          </table:table-cell>
          <table:table-cell office:value-type="float" office:value="11763">
            <text:p>11763</text:p>
          </table:table-cell>
        </table:table-row>
        <table:table-row table:style-name="ro1">
          <table:table-cell office:value-type="string">
            <text:p>Leila</text:p>
          </table:table-cell>
          <table:table-cell office:value-type="float" office:value="11781">
            <text:p>11781</text:p>
          </table:table-cell>
        </table:table-row>
        <table:table-row table:style-name="ro1">
          <table:table-cell office:value-type="string">
            <text:p>Paul</text:p>
          </table:table-cell>
          <table:table-cell office:value-type="float" office:value="11785">
            <text:p>11785</text:p>
          </table:table-cell>
        </table:table-row>
        <table:table-row table:style-name="ro1">
          <table:table-cell office:value-type="string">
            <text:p>Mohamed</text:p>
          </table:table-cell>
          <table:table-cell office:value-type="float" office:value="11776">
            <text:p>11776</text:p>
          </table:table-cell>
        </table:table-row>
        <table:table-row table:style-name="ro1">
          <table:table-cell office:value-type="string">
            <text:p>Thao</text:p>
          </table:table-cell>
          <table:table-cell office:value-type="float" office:value="11768">
            <text:p>11768</text:p>
          </table:table-cell>
        </table:table-row>
        <table:table-row table:style-name="ro1">
          <table:table-cell office:value-type="string">
            <text:p>Garik</text:p>
          </table:table-cell>
          <table:table-cell office:value-type="float" office:value="11767">
            <text:p>11767</text:p>
          </table:table-cell>
        </table:table-row>
        <table:table-row table:style-name="ro1">
          <table:table-cell office:value-type="string">
            <text:p>Adil</text:p>
          </table:table-cell>
          <table:table-cell office:value-type="float" office:value="11786">
            <text:p>11786</text:p>
          </table:table-cell>
        </table:table-row>
        <table:table-row table:style-name="ro1">
          <table:table-cell office:value-type="string">
            <text:p>Anouar</text:p>
          </table:table-cell>
          <table:table-cell office:value-type="float" office:value="11787">
            <text:p>11787</text:p>
          </table:table-cell>
        </table:table-row>
        <table:table-row table:style-name="ro1">
          <table:table-cell office:value-type="string">
            <text:p>Bilel</text:p>
          </table:table-cell>
          <table:table-cell table:style-name="ce1" office:value-type="float" office:value="11770">
            <text:p>11770</text:p>
          </table:table-cell>
        </table:table-row>
        <table:table-row table:style-name="ro1">
          <table:table-cell office:value-type="string">
            <text:p>Su-Ran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table:style-name="ce2" office:value-type="float" office:value="11777">
            <text:p>11777</text:p>
          </table:table-cell>
        </table:table-row>
        <table:table-row table:style-name="ro1">
          <table:table-cell office:value-type="string">
            <text:p>Léonie</text:p>
          </table:table-cell>
          <table:table-cell table:style-name="ce1" office:value-type="float" office:value="11761">
            <text:p>11761</text:p>
          </table:table-cell>
        </table:table-row>
        <table:table-row table:style-name="ro1">
          <table:table-cell office:value-type="string">
            <text:p>Maria</text:p>
          </table:table-cell>
          <table:table-cell/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5:49:22</meta:creation-date>
    <dc:date>2013-01-07T16:19:38</dc:date>
    <meta:editing-duration>PT15M6S</meta:editing-duration>
    <meta:editing-cycles>1</meta:editing-cycles>
    <meta:document-statistic meta:table-count="1" meta:cell-count="43" meta:object-count="0"/>
    <meta:generator>LibreOffice/3.6$MacOSX_x86 LibreOffice_project/2ef5aff-a6fb0ff-166bdff-cf087ad-0f1389</meta:generator>
  </office:meta>
</office:document-meta>
</file>